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Predicate.test( MethodParameter parame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Predicate.no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Predicate.n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Predicate.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VariablePredicate.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Predicates.destination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Predicates.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Predicates.header(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redicate.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Predicates.header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Predicate.defaultValue( @ Nullable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Predicates.destinationV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Predicate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VariablePredicate.valu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VariablePredicate.test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